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Liberation Serif" style:font-name-asian="Liberation Serif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79829"/>
    </style:style>
    <style:style style:name="P4" style:family="paragraph" style:parent-style-name="Standard" style:list-style-name="L2"/>
    <style:style style:name="P5" style:family="paragraph" style:parent-style-name="Text_20_body">
      <style:paragraph-properties fo:margin-top="0cm" fo:margin-bottom="0cm" loext:contextual-spacing="false"/>
      <style:text-properties style:font-name="aakar" style:font-name-asian="aakar"/>
    </style:style>
    <style:style style:name="P6" style:family="paragraph" style:parent-style-name="Text_20_body">
      <style:paragraph-properties fo:margin-top="0cm" fo:margin-bottom="0cm" loext:contextual-spacing="false"/>
      <style:text-properties style:font-name="Liberation Serif" style:font-name-asian="Liberation Serif"/>
    </style:style>
    <style:style style:name="T1" style:family="text">
      <style:text-properties style:font-name="Liberation Serif" style:font-name-asian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一、yaml文件写法：</text:h>
      <text:p text:style-name="Text_20_body"><text:s text:c="4"/>• yaml文件第一行要写上标识符：（用roslaunch加载yaml文件时，不写标识符）</text:p>
      <text:p text:style-name="Text_20_body"><text:s text:c="11"/>%YAML:1.0</text:p>
      <text:p text:style-name="Text_20_body"><text:s text:c="4"/>• 数组：vec: [1, 2, 3]</text:p>
      <text:p text:style-name="Text_20_body"><text:s text:c="4"/>• 键值对： c++用的少</text:p>
      <text:p text:style-name="Text_20_body"><text:s text:c="4"/>• 纯量（字符串，布尔值，整数，浮点数、、、）：</text:p>
      <text:p text:style-name="Text_20_body"><text:s text:c="11"/>name: 吴凯宇 </text:p>
      <text:p text:style-name="Text_20_body"><text:s text:c="11"/>bool: 1</text:p>
      <text:p text:style-name="Text_20_body"><text:s text:c="11"/>double: 1.357</text:p>
      <text:h text:style-name="Heading_20_3" text:outline-level="3"><text:span text:style-name="T1">二、yaml文件的读取：</text:span></text:h>
      <text:p text:style-name="P5">#include &lt;opencv2/opencv.hpp&gt;</text:p>
      <text:p text:style-name="P5"/>
      <text:p text:style-name="P5">cv::FileStorage config_yaml("config.yaml", cv::FileStorage::READ);</text:p>
      <text:p text:style-name="P5">if (!config_yaml.isOpened()) {</text:p>
      <text:p text:style-name="P5"><text:tab/>std::cerr&lt;&lt; "Failed to open file."&lt;&lt;std::endl;</text:p>
      <text:p text:style-name="P5"><text:tab/>return;</text:p>
      <text:p text:style-name="P5">}</text:p>
      <text:p text:style-name="P5">std::string a;</text:p>
      <text:p text:style-name="P5">bool b;</text:p>
      <text:p text:style-name="P5">double c；</text:p>
      <text:p text:style-name="P5">config_yaml["name"] &gt;&gt; a;</text:p>
      <text:p text:style-name="P5">config_yaml["bool"] &gt;&gt; b;</text:p>
      <text:p text:style-name="P5">config_yaml["double"] &gt;&gt; c;</text:p>
      <text:p text:style-name="P6">//读取数组</text:p>
      <text:p text:style-name="P5">std::vector&lt;float&gt; vec;</text:p>
      <text:p text:style-name="P5">config_yaml["vec"] &gt;&gt; vec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3-12-02T18:49:02.055708546</dc:date>
    <meta:editing-duration>PT8M2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37" meta:character-count="566" meta:non-whitespace-character-count="471"/>
  </office:meta>
</office:document-meta>
</file>